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0.07cm" fo:min-width="28.71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338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6.366cm" fo:min-width="4.84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4.5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1pt" fo:font-weight="bold" style:font-size-asian="21pt" style:font-weight-asian="bold" style:font-size-complex="21pt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21cm" svg:height="20.32cm" svg:x="0.317cm" svg:y="0.31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35cm" svg:y1="1.905cm" svg:x2="17.462cm" svg:y2="1.905cm">
          <text:p/>
        </draw:line>
        <draw:frame draw:style-name="gr3" draw:text-style-name="P3" draw:layer="layout" svg:width="17.145cm" svg:height="1.588cm" svg:x="0.317cm" svg:y="0.317cm">
          <draw:text-box>
            <text:p text:style-name="P2"><text:span text:style-name="T1">Domain Model: Homestay Reservation System</text:span></text:p>
          </draw:text-box>
        </draw:frame>
        <draw:line draw:style-name="gr2" draw:text-style-name="P1" draw:layer="layout" svg:x1="17.477cm" svg:y1="1.88cm" svg:x2="18.097cm" svg:y2="1.27cm">
          <text:p/>
        </draw:line>
        <draw:line draw:style-name="gr2" draw:text-style-name="P1" draw:layer="layout" svg:x1="18.097cm" svg:y1="0.317cm" svg:x2="18.097cm" svg:y2="1.27cm">
          <text:p/>
        </draw:line>
        <draw:g draw:style-name="gr4">
          <draw:custom-shape draw:style-name="gr5" draw:text-style-name="P1" draw:layer="layout" svg:width="5.398cm" svg:height="6.668cm" svg:x="0.952cm" svg:y="4.12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0.952cm" svg:y1="5.715cm" svg:x2="6.35cm" svg:y2="5.715cm">
            <text:p/>
          </draw:line>
          <draw:frame draw:style-name="gr3" draw:text-style-name="P4" draw:layer="layout" svg:width="5.398cm" svg:height="1.588cm" svg:x="0.952cm" svg:y="4.127cm">
            <draw:text-box>
              <text:p>Room</text:p>
            </draw:text-box>
          </draw:frame>
          <draw:frame draw:style-name="gr6" draw:text-style-name="P4" draw:layer="layout" svg:width="5.398cm" svg:height="4.762cm" svg:x="0.952cm" svg:y="5.715cm">
            <draw:text-box>
              <text:p text:style-name="P5">Number</text:p>
              <text:p text:style-name="P5">Type</text:p>
              <text:p text:style-name="P5">Status</text:p>
            </draw:text-box>
          </draw:frame>
        </draw:g>
        <draw:custom-shape draw:style-name="gr5" draw:text-style-name="P1" draw:layer="layout" svg:width="5.398cm" svg:height="6.668cm" svg:x="10.794cm" svg:y="4.1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94cm" svg:y1="5.715cm" svg:x2="16.192cm" svg:y2="5.715cm">
          <text:p/>
        </draw:line>
        <draw:frame draw:style-name="gr3" draw:text-style-name="P4" draw:layer="layout" svg:width="5.398cm" svg:height="1.588cm" svg:x="10.794cm" svg:y="4.127cm">
          <draw:text-box>
            <text:p>Reservation</text:p>
          </draw:text-box>
        </draw:frame>
        <draw:frame draw:style-name="gr6" draw:text-style-name="P4" draw:layer="layout" svg:width="5.398cm" svg:height="4.762cm" svg:x="10.794cm" svg:y="5.715cm">
          <draw:text-box>
            <text:p>Id</text:p>
            <text:p>Arrival</text:p>
            <text:p>Departure</text:p>
            <text:p>Status</text:p>
          </draw:text-box>
        </draw:frame>
        <draw:custom-shape draw:style-name="gr5" draw:text-style-name="P1" draw:layer="layout" svg:width="5.398cm" svg:height="6.668cm" svg:x="20.637cm" svg:y="1.58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637cm" svg:y1="3.175cm" svg:x2="26.035cm" svg:y2="3.175cm">
          <text:p/>
        </draw:line>
        <draw:frame draw:style-name="gr3" draw:text-style-name="P4" draw:layer="layout" svg:width="5.398cm" svg:height="1.588cm" svg:x="20.637cm" svg:y="1.587cm">
          <draw:text-box>
            <text:p>Guest</text:p>
          </draw:text-box>
        </draw:frame>
        <draw:frame draw:style-name="gr6" draw:text-style-name="P4" draw:layer="layout" svg:width="5.398cm" svg:height="4.762cm" svg:x="20.637cm" svg:y="3.175cm">
          <draw:text-box>
            <text:p>Name</text:p>
            <text:p>Age</text:p>
            <text:p>Gender</text:p>
            <text:p>Nationality</text:p>
            <text:p>Contact</text:p>
          </draw:text-box>
        </draw:frame>
        <draw:custom-shape draw:style-name="gr5" draw:text-style-name="P1" draw:layer="layout" svg:width="5.398cm" svg:height="6.668cm" svg:x="5.715cm" svg:y="13.33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15cm" svg:y1="14.922cm" svg:x2="11.113cm" svg:y2="14.922cm">
          <text:p/>
        </draw:line>
        <draw:frame draw:style-name="gr3" draw:text-style-name="P4" draw:layer="layout" svg:width="5.398cm" svg:height="1.588cm" svg:x="5.715cm" svg:y="13.334cm">
          <draw:text-box>
            <text:p>Payment</text:p>
          </draw:text-box>
        </draw:frame>
        <draw:frame draw:style-name="gr6" draw:text-style-name="P4" draw:layer="layout" svg:width="5.398cm" svg:height="4.762cm" svg:x="5.715cm" svg:y="14.922cm">
          <draw:text-box>
            <text:p>Amount</text:p>
          </draw:text-box>
        </draw:frame>
        <draw:line draw:style-name="gr2" draw:text-style-name="P1" draw:layer="layout" svg:x1="6.35cm" svg:y1="4.762cm" svg:x2="10.795cm" svg:y2="4.762cm">
          <text:p/>
        </draw:line>
        <draw:line draw:style-name="gr2" draw:text-style-name="P1" draw:layer="layout" svg:x1="16.192cm" svg:y1="4.762cm" svg:x2="18.415cm" svg:y2="4.762cm">
          <text:p/>
        </draw:line>
        <draw:line draw:style-name="gr2" draw:text-style-name="P1" draw:layer="layout" svg:x1="18.415cm" svg:y1="2.54cm" svg:x2="18.416cm" svg:y2="4.762cm">
          <text:p/>
        </draw:line>
        <draw:line draw:style-name="gr2" draw:text-style-name="P1" draw:layer="layout" svg:x1="18.416cm" svg:y1="2.54cm" svg:x2="20.637cm" svg:y2="2.54cm">
          <text:p/>
        </draw:line>
        <draw:line draw:style-name="gr2" draw:text-style-name="P1" draw:layer="layout" svg:x1="8.255cm" svg:y1="7.937cm" svg:x2="10.795cm" svg:y2="7.937cm">
          <text:p/>
        </draw:line>
        <draw:line draw:style-name="gr2" draw:text-style-name="P1" draw:layer="layout" svg:x1="8.256cm" svg:y1="7.937cm" svg:x2="8.255cm" svg:y2="13.335cm">
          <text:p/>
        </draw:line>
        <draw:frame draw:style-name="gr7" draw:text-style-name="P4" draw:layer="layout" svg:width="2.858cm" svg:height="0.962cm" svg:x="7.267cm" svg:y="3.81cm">
          <draw:text-box>
            <text:p><text:span text:style-name="T2">reserve</text:span></text:p>
          </draw:text-box>
        </draw:frame>
        <draw:frame draw:style-name="gr7" draw:text-style-name="P4" draw:layer="layout" svg:width="2.458cm" svg:height="0.962cm" svg:x="8.337cm" svg:y="7.075cm">
          <draw:text-box>
            <text:p><text:span text:style-name="T2">Paid by</text:span></text:p>
          </draw:text-box>
        </draw:frame>
        <draw:frame draw:style-name="gr7" draw:text-style-name="P4" draw:layer="layout" svg:width="2.223cm" svg:height="0.962cm" svg:x="18.714cm" svg:y="1.587cm">
          <draw:text-box>
            <text:p><text:span text:style-name="T2">make</text:span></text:p>
          </draw:text-box>
        </draw:frame>
        <draw:frame draw:style-name="gr7" draw:text-style-name="P6" draw:layer="layout" svg:width="1.905cm" svg:height="0.962cm" svg:x="6.267cm" svg:y="4.88cm">
          <draw:text-box>
            <text:p><text:span text:style-name="T2">1...*</text:span></text:p>
          </draw:text-box>
        </draw:frame>
        <draw:frame draw:style-name="gr7" draw:text-style-name="P6" draw:layer="layout" svg:width="0.827cm" svg:height="0.962cm" svg:x="19.868cm" svg:y="2.58cm">
          <draw:text-box>
            <text:p><text:span text:style-name="T2">1</text:span></text:p>
          </draw:text-box>
        </draw:frame>
        <draw:frame draw:style-name="gr7" draw:text-style-name="P6" draw:layer="layout" svg:width="1.493cm" svg:height="0.962cm" svg:x="16.169cm" svg:y="4.88cm">
          <draw:text-box>
            <text:p><text:span text:style-name="T2">1...*</text:span></text:p>
          </draw:text-box>
        </draw:frame>
        <draw:frame draw:style-name="gr7" draw:text-style-name="P6" draw:layer="layout" svg:width="0.827cm" svg:height="0.962cm" svg:x="7.469cm" svg:y="12.58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3:59:25.791976573</meta:creation-date>
    <dc:date>2023-07-22T14:19:34.459502597</dc:date>
    <meta:editing-duration>PT20M10S</meta:editing-duration>
    <meta:editing-cycles>1</meta:editing-cycles>
    <meta:document-statistic meta:object-count="35"/>
    <meta:generator>LibreOffice/7.5.4.2$Linux_X86_64 LibreOffice_project/50$Build-2</meta:generator>
  </office:meta>
</office:document-meta>
</file>